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1.56pt" svg:y="135.52pt">
            <loext:p draw:notify-on-update-of-ranges="Sheet1.A1:Sheet1.A1 Sheet1.B1:Sheet1.B9 Sheet1.B1:Sheet1.B1 Sheet1.A1:Sheet1.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uncertainity</text:p>
          </table:table-cell>
        </table:table-row>
        <table:table-row table:style-name="ro1">
          <table:table-cell office:value-type="float" office:value="344.28" calcext:value-type="float">
            <text:p>344.28</text:p>
          </table:table-cell>
          <table:table-cell office:value-type="float" office:value="243.75" calcext:value-type="float">
            <text:p>243.7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67.79" calcext:value-type="float">
            <text:p>367.79</text:p>
          </table:table-cell>
          <table:table-cell office:value-type="float" office:value="254.9" calcext:value-type="float">
            <text:p>254.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88.67" calcext:value-type="float">
            <text:p>688.67</text:p>
          </table:table-cell>
          <table:table-cell office:value-type="float" office:value="289.6" calcext:value-type="float">
            <text:p>289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88.9" calcext:value-type="float">
            <text:p>788.9</text:p>
          </table:table-cell>
          <table:table-cell office:value-type="float" office:value="302.6" calcext:value-type="float">
            <text:p>302.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867.37" calcext:value-type="float">
            <text:p>867.37</text:p>
          </table:table-cell>
          <table:table-cell office:value-type="float" office:value="316.7" calcext:value-type="float">
            <text:p>316.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34.09" calcext:value-type="float">
            <text:p>534.0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457.6" calcext:value-type="float">
            <text:p>1457.6</text:p>
          </table:table-cell>
          <table:table-cell office:value-type="float" office:value="612.27" calcext:value-type="float">
            <text:p>612.2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528.1" calcext:value-type="float">
            <text:p>1528.1</text:p>
          </table:table-cell>
          <table:table-cell office:value-type="float" office:value="669.05" calcext:value-type="float">
            <text:p>669.05</text:p>
          </table:table-cell>
          <table:table-cell office:value-type="float" office:value="0.016" calcext:value-type="float">
            <text:p>0.016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6pt" svg:x="17.18pt" svg:y="170.9pt">
            <loext:p draw:notify-on-update-of-ranges="Sheet2.A2:Sheet2.A11 Sheet2.B2:Sheet2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</text:p>
          </table:table-cell>
        </table:table-row>
        <table:table-row table:style-name="ro1">
          <table:table-cell office:value-type="float" office:value="244.7" calcext:value-type="float">
            <text:p>244.7</text:p>
          </table:table-cell>
          <table:table-cell office:value-type="float" office:value="146.98" calcext:value-type="float">
            <text:p>146.98</text:p>
          </table:table-cell>
        </table:table-row>
        <table:table-row table:style-name="ro1">
          <table:table-cell office:value-type="float" office:value="295.94" calcext:value-type="float">
            <text:p>295.94</text:p>
          </table:table-cell>
          <table:table-cell office:value-type="float" office:value="243.87" calcext:value-type="float">
            <text:p>243.87</text:p>
          </table:table-cell>
        </table:table-row>
        <table:table-row table:style-name="ro1">
          <table:table-cell office:value-type="float" office:value="344.28" calcext:value-type="float">
            <text:p>344.28</text:p>
          </table:table-cell>
          <table:table-cell office:value-type="float" office:value="247.71" calcext:value-type="float">
            <text:p>247.71</text:p>
          </table:table-cell>
        </table:table-row>
        <table:table-row table:style-name="ro1">
          <table:table-cell office:value-type="float" office:value="367.79" calcext:value-type="float">
            <text:p>367.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8.67" calcext:value-type="float">
            <text:p>688.67</text:p>
          </table:table-cell>
          <table:table-cell office:value-type="float" office:value="289.85" calcext:value-type="float">
            <text:p>289.85</text:p>
          </table:table-cell>
        </table:table-row>
        <table:table-row table:style-name="ro1">
          <table:table-cell office:value-type="float" office:value="778.9" calcext:value-type="float">
            <text:p>778.9</text:p>
          </table:table-cell>
          <table:table-cell office:value-type="float" office:value="302.92" calcext:value-type="float">
            <text:p>302.92</text:p>
          </table:table-cell>
        </table:table-row>
        <table:table-row table:style-name="ro1">
          <table:table-cell office:value-type="float" office:value="867.37" calcext:value-type="float">
            <text:p>867.37</text:p>
          </table:table-cell>
          <table:table-cell office:value-type="float" office:value="316.97" calcext:value-type="float">
            <text:p>316.97</text:p>
          </table:table-cell>
        </table:table-row>
        <table:table-row table:style-name="ro1">
          <table:table-cell office:value-type="float" office:value="964.08" calcext:value-type="float">
            <text:p>964.08</text:p>
          </table:table-cell>
          <table:table-cell office:value-type="float" office:value="365.79" calcext:value-type="float">
            <text:p>365.79</text:p>
          </table:table-cell>
        </table:table-row>
        <table:table-row table:style-name="ro1">
          <table:table-cell office:value-type="float" office:value="1085.9" calcext:value-type="float">
            <text:p>1085.9</text:p>
          </table:table-cell>
          <table:table-cell office:value-type="float" office:value="417.41" calcext:value-type="float">
            <text:p>417.41</text:p>
          </table:table-cell>
        </table:table-row>
        <table:table-row table:style-name="ro1">
          <table:table-cell office:value-type="float" office:value="1112.1" calcext:value-type="float">
            <text:p>1112.1</text:p>
          </table:table-cell>
          <table:table-cell office:value-type="float" office:value="420.93" calcext:value-type="float">
            <text:p>420.93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130.85pt" svg:y="2.83pt">
            <loext:p draw:notify-on-update-of-ranges="Sheet3.B1:Sheet3.B8 Sheet3.A1:Sheet3.A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44.7" calcext:value-type="float">
            <text:p>244.7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1">
          <table:table-cell office:value-type="float" office:value="344.28" calcext:value-type="float">
            <text:p>344.28</text:p>
          </table:table-cell>
          <table:table-cell office:value-type="float" office:value="309.37" calcext:value-type="float">
            <text:p>309.37</text:p>
          </table:table-cell>
        </table:table-row>
        <table:table-row table:style-name="ro1">
          <table:table-cell office:value-type="float" office:value="367.79" calcext:value-type="float">
            <text:p>367.79</text:p>
          </table:table-cell>
          <table:table-cell office:value-type="float" office:value="323.63" calcext:value-type="float">
            <text:p>323.63</text:p>
          </table:table-cell>
        </table:table-row>
        <table:table-row table:style-name="ro1">
          <table:table-cell office:value-type="float" office:value="1085.9" calcext:value-type="float">
            <text:p>1085.9</text:p>
          </table:table-cell>
          <table:table-cell office:value-type="float" office:value="426.7" calcext:value-type="float">
            <text:p>426.7</text:p>
          </table:table-cell>
        </table:table-row>
        <table:table-row table:style-name="ro1">
          <table:table-cell office:value-type="float" office:value="1112.1" calcext:value-type="float">
            <text:p>1112.1</text:p>
          </table:table-cell>
          <table:table-cell office:value-type="float" office:value="430.2" calcext:value-type="float">
            <text:p>430.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45.75" calcext:value-type="float">
            <text:p>545.75</text:p>
          </table:table-cell>
        </table:table-row>
        <table:table-row table:style-name="ro1">
          <table:table-cell office:value-type="float" office:value="1457.6" calcext:value-type="float">
            <text:p>1457.6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1528.1" calcext:value-type="float">
            <text:p>1528.1</text:p>
          </table:table-cell>
          <table:table-cell office:value-type="float" office:value="625.59" calcext:value-type="float">
            <text:p>625.59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3pt" svg:x="145.96pt" svg:y="153.61pt">
            <loext:p draw:notify-on-update-of-ranges="Sheet4.A1:Sheet4.A2 Sheet4.B1:Sheet4.B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939.05" calcext:value-type="float">
            <text:p>3939.0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1332" calcext:value-type="float">
            <text:p>1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2:11:14.060322283</meta:creation-date>
    <dc:date>2018-06-26T17:45:24.302403848</dc:date>
    <meta:editing-duration>PT27M42S</meta:editing-duration>
    <meta:editing-cycles>1</meta:editing-cycles>
    <meta:document-statistic meta:table-count="4" meta:cell-count="69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373cm" svg:y="3.705cm" style:legend-expansion="high" chart:style-name="ch2"/>
        <chart:plot-area chart:style-name="ch3" table:cell-range-address="Sheet1.A1:Sheet1.B9" chart:data-source-has-labels="row" svg:x="0.319cm" svg:y="0.18cm" svg:width="10.735cm" svg:height="8.645cm">
          <chartooo:coordinate-region svg:x="1.126cm" svg:y="0.379cm" svg:width="9.4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label-cell-address="Sheet1.B1:Sheet1.B1" chart:class="chart:scatter">
            <chart:domain table:cell-range-address="Sheet1.B1:Sheet1.B9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515cm" svg:y="0.503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ntroi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9</svg:desc>
                </draw:g>
              </table:table-cell>
              <table:table-cell office:value-type="float" office:value="NaN">
                <text:p>NaN</text:p>
                <draw:g>
                  <svg:desc>Sheet1.A1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.75">
                <text:p>243.75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.9">
                <text:p>254.9</text:p>
              </table:table-cell>
              <table:table-cell office:value-type="float" office:value="367.79">
                <text:p>367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6">
                <text:p>289.6</text:p>
              </table:table-cell>
              <table:table-cell office:value-type="float" office:value="688.67">
                <text:p>688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6">
                <text:p>302.6</text:p>
              </table:table-cell>
              <table:table-cell office:value-type="float" office:value="788.9">
                <text:p>78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7">
                <text:p>316.7</text:p>
              </table:table-cell>
              <table:table-cell office:value-type="float" office:value="867.37">
                <text:p>867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4.09">
                <text:p>534.0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.27">
                <text:p>612.27</text:p>
              </table:table-cell>
              <table:table-cell office:value-type="float" office:value="1457.6">
                <text:p>145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05">
                <text:p>669.05</text:p>
              </table:table-cell>
              <table:table-cell office:value-type="float" office:value="1528.1">
                <text:p>152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706cm" style:legend-expansion="high" chart:style-name="ch2"/>
        <chart:plot-area chart:style-name="ch3" table:cell-range-address="Sheet2.A2:Sheet2.B11" svg:x="0.319cm" svg:y="0.18cm" svg:width="10.497cm" svg:height="8.646cm">
          <chartooo:coordinate-region svg:x="1.126cm" svg:y="0.379cm" svg:width="9.3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1" chart:class="chart:scatter">
            <chart:domain table:cell-range-address="Sheet2.A2:Sheet2.A11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433cm" svg:y="0.212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4.7">
                <text:p>244.7</text:p>
                <draw:g>
                  <svg:desc>Sheet2.A2:Sheet2.A11</svg:desc>
                </draw:g>
              </table:table-cell>
              <table:table-cell office:value-type="float" office:value="146.98">
                <text:p>146.98</text:p>
                <draw:g>
                  <svg:desc>Sheet2.B2:Sheet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.94">
                <text:p>295.94</text:p>
              </table:table-cell>
              <table:table-cell office:value-type="float" office:value="243.87">
                <text:p>24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8">
                <text:p>344.2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.79">
                <text:p>367.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8.67">
                <text:p>688.67</text:p>
              </table:table-cell>
              <table:table-cell office:value-type="float" office:value="289.85">
                <text:p>289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9">
                <text:p>778.9</text:p>
              </table:table-cell>
              <table:table-cell office:value-type="float" office:value="302.92">
                <text:p>302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.37">
                <text:p>867.37</text:p>
              </table:table-cell>
              <table:table-cell office:value-type="float" office:value="316.97">
                <text:p>31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.08">
                <text:p>964.08</text:p>
              </table:table-cell>
              <table:table-cell office:value-type="float" office:value="365.79">
                <text:p>365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5.9">
                <text:p>1085.9</text:p>
              </table:table-cell>
              <table:table-cell office:value-type="float" office:value="417.41">
                <text:p>417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2.1">
                <text:p>1112.1</text:p>
              </table:table-cell>
              <table:table-cell office:value-type="float" office:value="420.93">
                <text:p>420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163cm" svg:y="3.703cm" style:legend-expansion="high" chart:style-name="ch2"/>
        <chart:plot-area chart:style-name="ch3" table:cell-range-address="Sheet3.A1:Sheet3.B8" svg:x="0.32cm" svg:y="0.18cm" svg:width="10.523cm" svg:height="8.64cm">
          <chartooo:coordinate-region svg:x="1.128cm" svg:y="0.379cm" svg:width="9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1:Sheet3.A8" chart:class="chart:scatter">
            <chart:domain table:cell-range-address="Sheet3.B1:Sheet3.B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2.232cm" svg:y="0.255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.7">
                <text:p>249.7</text:p>
                <draw:g>
                  <svg:desc>Sheet3.B1:Sheet3.B8</svg:desc>
                </draw:g>
              </table:table-cell>
              <table:table-cell office:value-type="float" office:value="244.7">
                <text:p>244.7</text:p>
                <draw:g>
                  <svg:desc>Sheet3.A1:Sheet3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9.37">
                <text:p>309.37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63">
                <text:p>323.63</text:p>
              </table:table-cell>
              <table:table-cell office:value-type="float" office:value="367.79">
                <text:p>367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6.7">
                <text:p>426.7</text:p>
              </table:table-cell>
              <table:table-cell office:value-type="float" office:value="1085.9">
                <text:p>108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.2">
                <text:p>430.2</text:p>
              </table:table-cell>
              <table:table-cell office:value-type="float" office:value="1112.1">
                <text:p>111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.75">
                <text:p>545.7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.6">
                <text:p>570.6</text:p>
              </table:table-cell>
              <table:table-cell office:value-type="float" office:value="1457.6">
                <text:p>145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5.59">
                <text:p>625.59</text:p>
              </table:table-cell>
              <table:table-cell office:value-type="float" office:value="1528.1">
                <text:p>1528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4.A1:Sheet4.B2" svg:x="0.319cm" svg:y="0.18cm" svg:width="11.264cm" svg:height="8.645cm">
          <chartooo:coordinate-region svg:x="1.311cm" svg:y="0.38cm" svg:width="9.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" chart:class="chart:scatter">
            <chart:domain table:cell-range-address="Sheet4.A1:Sheet4.A2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9.05">
                <text:p>3939.05</text:p>
                <draw:g>
                  <svg:desc>Sheet4.A1:Sheet4.A2</svg:desc>
                </draw:g>
              </table:table-cell>
              <table:table-cell office:value-type="float" office:value="1173">
                <text:p>1173</text:p>
                <draw:g>
                  <svg:desc>Sheet4.B1:Sheet4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73">
                <text:p>4473</text:p>
              </table:table-cell>
              <table:table-cell office:value-type="float" office:value="1332">
                <text:p>1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